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L4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ing Standards</text:p>
      <text:list xml:id="list21802594781" text:style-name="L1">
        <text:list-item>
          <text:p text:style-name="P4">Naming conventions</text:p>
          <text:p text:style-name="P4">example:</text:p>
          <text:p text:style-name="P4">bad way:</text:p>
          <text:list>
            <text:list-header>
              <text:p text:style-name="P4">int s(x,y)</text:p>
              <text:p text:style-name="P4">{int b=x+y;</text:p>
              <text:p text:style-name="P4">return b;}</text:p>
            </text:list-header>
          </text:list>
        </text:list-item>
      </text:list>
      <text:p text:style-name="P2"><text:tab/>good way:</text:p>
      <text:p text:style-name="P2"><text:tab/> <text:s text:c="5"/>int sumTwoDigits(number1,number2){</text:p>
      <text:p text:style-name="P2"><text:tab/> <text:s text:c="5"/>int sum = number1 + number2;</text:p>
      <text:p text:style-name="P2"><text:tab/> <text:s text:c="5"/>return sum;</text:p>
      <text:p text:style-name="P2"><text:s/><text:tab/> <text:s text:c="5"/>}</text:p>
      <text:list xml:id="list1214434945" text:style-name="L2">
        <text:list-item>
          <text:p text:style-name="P5">Formatting and indentation</text:p>
          <text:p text:style-name="P5">example:</text:p>
          <text:p text:style-name="P5">bad way:</text:p>
          <text:list>
            <text:list-header>
              <text:p text:style-name="P5">void hello()</text:p>
              <text:p text:style-name="P5">{printf(“hello”);}</text:p>
            </text:list-header>
          </text:list>
          <text:p text:style-name="P5">good way:</text:p>
          <text:p text:style-name="P5">void helloWorld(){</text:p>
          <text:list text:continue-numbering="true">
            <text:list-header>
              <text:p text:style-name="P5">printf(“Hello World!!!”);</text:p>
              <text:p text:style-name="P5">}</text:p>
            </text:list-header>
          </text:list>
        </text:list-item>
        <text:list-item>
          <text:p text:style-name="P5">Declaring constants</text:p>
          <text:p text:style-name="P5">exapmle:</text:p>
          <text:p text:style-name="P5">bad way:</text:p>
          <text:list>
            <text:list-header>
              <text:p text:style-name="P5">const pi=3.14;</text:p>
            </text:list-header>
          </text:list>
        </text:list-item>
      </text:list>
      <text:p text:style-name="P2"><text:tab/>good way:</text:p>
      <text:p text:style-name="P2"><text:tab/> <text:s text:c="5"/>const PI = 3.14;</text:p>
      <text:list xml:id="list1329824597" text:style-name="L3">
        <text:list-item>
          <text:p text:style-name="P6">Comments</text:p>
          <text:p text:style-name="P6">provide comments on the complex situations</text:p>
          <text:p text:style-name="P6">avoid obvious comments</text:p>
        </text:list-item>
        <text:list-item>
          <text:p text:style-name="P6">Name depend on scope </text:p>
          <text:p text:style-name="P6">example:</text:p>
          <text:p text:style-name="P6">bad way:</text:p>
          <text:list>
            <text:list-header>
              <text:p text:style-name="P6">int sum{</text:p>
              <text:p text:style-name="P6">int fact1,fact2;</text:p>
              <text:p text:style-name="P6">scanf(“%d,%d”,&amp;num1,&amp;num2);</text:p>
              <text:p text:style-name="P6">fact1=factorial(num1);</text:p>
              <text:p text:style-name="P6">fact2=factorial(num2);</text:p>
              <text:p text:style-name="P6">int s=fact1+fact2;</text:p>
              <text:p text:style-name="P6">return fact;</text:p>
              <text:p text:style-name="P6">}</text:p>
            </text:list-header>
          </text:list>
          <text:p text:style-name="P6">good way:</text:p>
        </text:list-item>
      </text:list>
      <text:p text:style-name="P2"><text:tab/> <text:s text:c="6"/>int sumOfFactorials(number1,number2){</text:p>
      <text:p text:style-name="P2"><text:tab/> <text:s text:c="6"/>int fact1=factorial(number1);</text:p>
      <text:p text:style-name="P2"><text:tab/> <text:s text:c="6"/>int fact2=factorial(number2);</text:p>
      <text:p text:style-name="P2"><text:tab/> <text:s text:c="6"/>return (fact1 + fact2);</text:p>
      <text:p text:style-name="P2"><text:tab/> <text:s text:c="6"/>}</text:p>
      <text:list xml:id="list349842429" text:style-name="L4">
        <text:list-item>
          <text:p text:style-name="P7">naming of variables and functions</text:p>
          <text:p text:style-name="P7">examples:</text:p>
          <text:p text:style-name="P7">bad way:</text:p>
          <text:list>
            <text:list-header>
              <text:p text:style-name="P7">int nextout;</text:p>
              <text:p text:style-name="P7">funtion currentpos();</text:p>
            </text:list-header>
          </text:list>
        </text:list-item>
      </text:list>
      <text:p text:style-name="P2"><text:soft-page-break/><text:tab/>good way:</text:p>
      <text:p text:style-name="P2"><text:tab/> <text:s text:c="6"/>int nextOutput;</text:p>
      <text:p text:style-name="P2"><text:tab/> <text:s text:c="6"/>funtion currentPosition();</text:p>
      <text:p text:style-name="P2">nmbnmmnnmnm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1T09:13:28</meta:creation-date>
    <dc:date>2013-10-01T16:35:40</dc:date>
    <meta:editing-duration>PT1H13M19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2" meta:paragraph-count="56" meta:word-count="155" meta:character-count="1005" meta:non-whitespace-character-count="849"/>
  </office:meta>
</office:document-meta>
</file>